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50%" fo:text-indent="1.799cm" style:auto-text-indent="false" style:shadow="none"/>
      <style:text-properties fo:font-size="13pt" style:font-size-asian="13pt" style:font-size-complex="13pt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text-indent="1.799cm" style:auto-text-indent="false" style:shadow="none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cm" fo:margin-bottom="0cm"/>
      <style:text-properties fo:language="en" fo:country="GB"/>
    </style:style>
    <style:style style:name="P4" style:family="paragraph" style:parent-style-name="Standard">
      <style:paragraph-properties fo:margin-top="0cm" fo:margin-bottom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G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description</text:p>
      <text:p text:style-name="P1"><text:span text:style-name="T2">Nowadays language training is important and popular in modern society. The main goal of our project is to give opportunity to learn foreign languages and be certified online. Student</text:span><text:span text:style-name="T1">s</text:span><text:span text:style-name="T2"> don't have to go to classes.</text:span></text:p>
      <text:p text:style-name="P1"><text:span text:style-name="T1">Component &lt;MainBoard&gt; includes &lt;Header&gt; and &lt;Footer&gt;. Header consists of <text:s/>&lt;Home&gt;, &lt;Course&gt; and &lt;SignButtons&gt;: Sign in and sign up buttons. By using router, it can be switched between &lt;Home&gt; and &lt;Course&gt; components. </text:span></text:p>
      <text:p text:style-name="P1"><text:span text:style-name="T1">&lt;Home&gt; contains &lt;Saleslist&gt; , &lt;InfoBoard&gt; and &lt;SignForm&gt;. Last two components are interchangeable. &lt;Saleslist&gt; has maximum 3 &lt;SalesItem&gt;, &lt;Infoboard&gt; has maximum 6 &lt;CourseItem&gt;, that are popular, &lt;SignForm&gt; has &lt;UserInteractField&gt; and &lt;OkCancelButtons&gt;,and there is a boolean value isSignFormOpen. In the case of isSignFormOpen = true, &lt;SignForm&gt; is opened, and vise versa, if it equals to false, &lt;InforBoard&gt; is opened. A component called <text:s/>&lt;UserInteractField&gt; consist of &lt;signButtons&gt;, &lt;signInField&gt; and &lt;signUpField&gt;. Last two components are interchangeable, if &lt;signInOpen&gt; = true, &lt;signInField&gt; is opened, if it equals to false, &lt;signUpField&gt; is opened. &lt;OkCancelButton&gt; consists of two components called &lt;okButton&gt; and &lt;cancelButton&gt;, that are interchangeable. There are &lt;signInButton&gt; and &lt;signUpButton&gt;.</text:span></text:p>
      <text:p text:style-name="P1"><text:span text:style-name="T1">A component &lt;Course&gt; <text:s/>includes &lt;CourseList&gt;. And &lt;CourseList&gt; consist of &lt;CourseListItem&gt;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5M42S</meta:editing-duration>
    <meta:editing-cycles>3</meta:editing-cycles>
    <meta:generator>OpenOffice/4.1.3$Win32 OpenOffice.org_project/413m1$Build-9783</meta:generator>
    <dc:date>2018-03-01T13:33:52.25</dc:date>
    <meta:document-statistic meta:table-count="0" meta:image-count="0" meta:object-count="0" meta:page-count="1" meta:paragraph-count="5" meta:word-count="182" meta:character-count="1346"/>
    <dc:creator>Алтынай Изни</dc:creator>
    <meta:user-defined meta:name="Info 1"/>
    <meta:user-defined meta:name="Info 2"/>
    <meta:user-defined meta:name="Info 3"/>
    <meta:user-defined meta:name="Info 4"/>
  </office:meta>
</office:document-meta>
</file>